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Ctrl</text:p>
          </table:table-cell>
          <table:table-cell table:style-name="ce2" office:value-type="string" calcext:value-type="string">
            <text:p>Shift+Ctrl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next 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vious 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next pre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vious pre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commit/l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toggle preset info</text:p>
          </table:table-cell>
          <table:table-cell office:value-type="string" calcext:value-type="string">
            <text:p>preset belt</text:p>
          </table:table-cell>
          <table:table-cell office:value-type="string" calcext:value-type="string">
            <text:p>toggle presets/banks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arameter belt</text:p>
          </table:table-cell>
          <table:table-cell office:value-type="string" calcext:value-type="string">
            <text:p>toggle parameter editor</text:p>
          </table:table-cell>
          <table:table-cell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hide dialog, canc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ound b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increment Value</text:p>
          </table:table-cell>
          <table:table-cell office:value-type="string" calcext:value-type="string">
            <text:p>increment value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crement Value</text:p>
          </table:table-cell>
          <table:table-cell office:value-type="string" calcext:value-type="string">
            <text:p>decrement value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redo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oggle bank 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oggle parameter 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eset 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toggle un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oggle store mod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5:58:50.846234224</meta:creation-date>
    <dc:date>2018-01-30T16:13:32.255303266</dc:date>
    <meta:editing-duration>PT4M31S</meta:editing-duration>
    <meta:editing-cycles>1</meta:editing-cycles>
    <meta:generator>LibreOffice/5.4.4.2$Linux_X86_64 LibreOffice_project/40$Build-2</meta:generator>
    <meta:document-statistic meta:table-count="1" meta:cell-count="46" meta:object-count="0"/>
  </office:meta>
</office:document-meta>
</file>